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5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576cm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31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47cm"/>
    </style:style>
    <style:style style:name="gr15" style:family="graphic" style:parent-style-name="standard">
      <style:graphic-properties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0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0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4.673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8pt" style:font-size-asian="10pt" style:font-size-complex="10pt"/>
    </style:style>
    <style:style style:name="P10" style:family="paragraph">
      <style:paragraph-properties fo:text-align="center"/>
      <style:text-properties fo:font-size="8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75cm" svg:height="5.461cm" svg:x="1.381cm" svg:y="3.413cm">
          <text:p/>
        </draw:rect>
        <draw:rect draw:style-name="gr1" draw:text-style-name="P1" xml:id="id2" draw:id="id2" draw:layer="layout" svg:width="5.842cm" svg:height="10.541cm" svg:x="5.318cm" svg:y="3.413cm">
          <text:p/>
        </draw:rect>
        <draw:frame draw:style-name="gr2" draw:text-style-name="P2" draw:layer="layout" svg:width="5.722cm" svg:height="0.963cm" svg:x="7.47cm" svg:y="1.001cm">
          <draw:text-box>
            <text:p text:style-name="P1"><text:span text:style-name="T1">Watson Unity SDK</text:span></text:p>
          </draw:text-box>
        </draw:frame>
        <draw:frame draw:style-name="gr3" draw:text-style-name="P3" draw:layer="layout" svg:width="1.958cm" svg:height="0.64cm" svg:x="9.075cm" svg:y="1.884cm">
          <draw:text-box>
            <text:p><text:span text:style-name="T2">Overview</text:span></text:p>
          </draw:text-box>
        </draw:frame>
        <draw:rect draw:style-name="gr4" draw:text-style-name="P4" xml:id="id3" draw:id="id3" draw:layer="layout" svg:width="4.953cm" svg:height="0.635cm" svg:x="5.699cm" svg:y="3.54cm">
          <text:p text:style-name="P1"><text:span text:style-name="T2">TextToSpeech</text:span></text:p>
        </draw:rect>
        <draw:rect draw:style-name="gr4" draw:text-style-name="P4" xml:id="id9" draw:id="id9" draw:layer="layout" svg:width="4.953cm" svg:height="0.635cm" svg:x="5.699cm" svg:y="5.826cm">
          <text:p text:style-name="P1"><text:span text:style-name="T2">Translate</text:span></text:p>
        </draw:rect>
        <draw:rect draw:style-name="gr4" draw:text-style-name="P4" xml:id="id5" draw:id="id5" draw:layer="layout" svg:width="4.953cm" svg:height="0.635cm" svg:x="5.699cm" svg:y="4.302cm">
          <text:p text:style-name="P1"><text:span text:style-name="T2">SpeechToText</text:span></text:p>
        </draw:rect>
        <draw:rect draw:style-name="gr4" draw:text-style-name="P4" xml:id="id7" draw:id="id7" draw:layer="layout" svg:width="4.953cm" svg:height="0.635cm" svg:x="5.699cm" svg:y="5.064cm">
          <text:p text:style-name="P1"><text:span text:style-name="T2">Dialog</text:span></text:p>
        </draw:rect>
        <draw:rect draw:style-name="gr4" draw:text-style-name="P5" draw:layer="layout" svg:width="2.413cm" svg:height="0.508cm" svg:x="8.239cm" svg:y="12.303cm">
          <text:p text:style-name="P1"><text:span text:style-name="T3">Logging</text:span></text:p>
        </draw:rect>
        <draw:rect draw:style-name="gr4" draw:text-style-name="P5" draw:layer="layout" svg:width="2.413cm" svg:height="0.508cm" svg:x="5.699cm" svg:y="11.668cm">
          <text:p text:style-name="P1"><text:span text:style-name="T3">Widgets</text:span></text:p>
        </draw:rect>
        <draw:rect draw:style-name="gr4" draw:text-style-name="P5" draw:layer="layout" svg:width="2.413cm" svg:height="0.508cm" svg:x="5.699cm" svg:y="12.303cm">
          <text:p text:style-name="P1"><text:span text:style-name="T3">Prefabs</text:span></text:p>
        </draw:rect>
        <draw:rect draw:style-name="gr4" draw:text-style-name="P5" draw:layer="layout" svg:width="2.413cm" svg:height="0.508cm" svg:x="8.239cm" svg:y="12.938cm">
          <text:p text:style-name="P1"><text:span text:style-name="T3">UnitTests</text:span></text:p>
        </draw:rect>
        <draw:rect draw:style-name="gr4" draw:text-style-name="P5" draw:layer="layout" svg:width="2.413cm" svg:height="0.508cm" svg:x="5.699cm" svg:y="12.938cm">
          <text:p text:style-name="P1"><text:span text:style-name="T3">Scenes</text:span></text:p>
        </draw:rect>
        <draw:frame draw:style-name="gr5" draw:text-style-name="P3" draw:layer="layout" svg:width="2.106cm" svg:height="0.64cm" svg:x="7.022cm" svg:y="2.646cm">
          <draw:text-box>
            <text:p><text:span text:style-name="T2">Unity SDK</text:span></text:p>
          </draw:text-box>
        </draw:frame>
        <draw:frame draw:style-name="gr6" draw:text-style-name="P3" draw:layer="layout" svg:width="3.076cm" svg:height="0.64cm" svg:x="1.381cm" svg:y="2.651cm">
          <draw:text-box>
            <text:p><text:span text:style-name="T2">Unity Application</text:span></text:p>
          </draw:text-box>
        </draw:frame>
        <draw:rect draw:style-name="gr4" draw:text-style-name="P4" draw:layer="layout" svg:width="2.794cm" svg:height="0.635cm" svg:x="1.508cm" svg:y="3.54cm">
          <text:p text:style-name="P1"><text:span text:style-name="T2">Xray 2.0</text:span></text:p>
        </draw:rect>
        <draw:connector draw:style-name="gr7" draw:text-style-name="P1" draw:layer="layout" svg:x1="4.556cm" svg:y1="6.143cm" svg:x2="5.318cm" svg:y2="8.683cm" draw:start-shape="id1" draw:start-glue-point="1" draw:end-shape="id2" draw:end-glue-point="3" svg:d="M4556 6143h381v2540h381">
          <text:p/>
        </draw:connector>
        <draw:line draw:style-name="gr8" draw:text-style-name="P1" draw:layer="layout" svg:x1="12.557cm" svg:y1="3.54cm" svg:x2="12.43cm" svg:y2="14.081cm">
          <text:p/>
        </draw:line>
        <draw:frame draw:style-name="gr9" draw:text-style-name="P6" draw:layer="layout" svg:width="1.586cm" svg:height="0.603cm" svg:x="11.795cm" svg:y="2.683cm">
          <draw:text-box>
            <text:p><text:span text:style-name="T4">Internet</text:span></text:p>
          </draw:text-box>
        </draw:frame>
        <draw:frame draw:style-name="gr10" draw:text-style-name="P3" draw:layer="layout" svg:width="3.199cm" svg:height="0.64cm" svg:x="15.073cm" svg:y="2.651cm">
          <draw:text-box>
            <text:p><text:span text:style-name="T2">Bluemix Services</text:span></text:p>
          </draw:text-box>
        </draw:frame>
        <draw:rect draw:style-name="gr4" draw:text-style-name="P4" draw:layer="layout" svg:width="4.953cm" svg:height="0.635cm" svg:x="14.208cm" svg:y="3.54cm">
          <text:p text:style-name="P1"><text:span text:style-name="T2">TextToSpeech</text:span></text:p>
        </draw:rect>
        <draw:rect draw:style-name="gr4" draw:text-style-name="P4" xml:id="id4" draw:id="id4" draw:layer="layout" svg:width="4.953cm" svg:height="0.635cm" svg:x="14.209cm" svg:y="3.541cm">
          <text:p text:style-name="P1"><text:span text:style-name="T2">TextToSpeech</text:span></text:p>
        </draw:rect>
        <draw:rect draw:style-name="gr4" draw:text-style-name="P4" xml:id="id8" draw:id="id8" draw:layer="layout" svg:width="4.953cm" svg:height="0.635cm" svg:x="14.208cm" svg:y="5.064cm">
          <text:p text:style-name="P1"><text:span text:style-name="T2">Dialog</text:span></text:p>
        </draw:rect>
        <draw:rect draw:style-name="gr4" draw:text-style-name="P4" xml:id="id6" draw:id="id6" draw:layer="layout" svg:width="4.953cm" svg:height="0.635cm" svg:x="14.208cm" svg:y="4.302cm">
          <text:p text:style-name="P1"><text:span text:style-name="T2">SpeechToText</text:span></text:p>
        </draw:rect>
        <draw:rect draw:style-name="gr4" draw:text-style-name="P4" xml:id="id10" draw:id="id10" draw:layer="layout" svg:width="4.953cm" svg:height="0.635cm" svg:x="14.208cm" svg:y="5.826cm">
          <text:p text:style-name="P1"><text:span text:style-name="T2">Translate</text:span></text:p>
        </draw:rect>
        <draw:connector draw:style-name="gr7" draw:text-style-name="P1" draw:layer="layout" svg:x1="10.652cm" svg:y1="3.857cm" svg:x2="14.209cm" svg:y2="3.858cm" draw:start-shape="id3" draw:start-glue-point="1" draw:end-shape="id4" draw:end-glue-point="3" svg:d="M10652 3857h1779v1h1778">
          <text:p/>
        </draw:connector>
        <draw:connector draw:style-name="gr7" draw:text-style-name="P1" draw:layer="layout" svg:x1="10.652cm" svg:y1="4.619cm" svg:x2="14.208cm" svg:y2="4.619cm" draw:start-shape="id5" draw:start-glue-point="1" draw:end-shape="id6" draw:end-glue-point="3" svg:d="M10652 4619h3556">
          <text:p/>
        </draw:connector>
        <draw:connector draw:style-name="gr7" draw:text-style-name="P1" draw:layer="layout" svg:x1="10.652cm" svg:y1="5.381cm" svg:x2="14.208cm" svg:y2="5.381cm" draw:start-shape="id7" draw:start-glue-point="1" draw:end-shape="id8" draw:end-glue-point="3" svg:d="M10652 5381h3556">
          <text:p/>
        </draw:connector>
        <draw:connector draw:style-name="gr7" draw:text-style-name="P1" draw:layer="layout" svg:x1="10.652cm" svg:y1="6.143cm" svg:x2="14.208cm" svg:y2="6.143cm" draw:start-shape="id9" draw:start-glue-point="1" draw:end-shape="id10" draw:end-glue-point="3" svg:d="M10652 6143h3556">
          <text:p/>
        </draw:connector>
        <draw:rect draw:style-name="gr4" draw:text-style-name="P5" draw:layer="layout" svg:width="2.413cm" svg:height="0.508cm" svg:x="8.239cm" svg:y="11.668cm">
          <text:p text:style-name="P1"><text:span text:style-name="T3">Authentication</text:span></text:p>
        </draw:rect>
        <draw:rect draw:style-name="gr4" draw:text-style-name="P4" xml:id="id11" draw:id="id11" draw:layer="layout" svg:width="4.953cm" svg:height="0.635cm" svg:x="5.699cm" svg:y="6.588cm">
          <text:p text:style-name="P1"><text:span text:style-name="T2">NLC</text:span></text:p>
        </draw:rect>
        <draw:rect draw:style-name="gr4" draw:text-style-name="P4" xml:id="id12" draw:id="id12" draw:layer="layout" svg:width="4.953cm" svg:height="0.635cm" svg:x="14.208cm" svg:y="6.588cm">
          <text:p text:style-name="P1"><text:span text:style-name="T2">NLC</text:span></text:p>
        </draw:rect>
        <draw:connector draw:style-name="gr7" draw:text-style-name="P1" draw:layer="layout" svg:x1="10.652cm" svg:y1="6.905cm" svg:x2="14.208cm" svg:y2="6.905cm" draw:start-shape="id11" draw:start-glue-point="1" draw:end-shape="id12" draw:end-glue-point="3" svg:d="M10652 6905h3556">
          <text:p/>
        </draw:connector>
      </draw:page>
      <draw:page draw:name="page2" draw:style-name="dp1" draw:master-page-name="Default">
        <draw:frame draw:style-name="gr2" draw:layer="layout" svg:width="5.722cm" svg:height="0.963cm" svg:x="7.47cm" svg:y="1cm">
          <draw:text-box>
            <text:p text:style-name="P1">Watson Unity SDK</text:p>
          </draw:text-box>
        </draw:frame>
        <draw:frame draw:style-name="gr11" draw:text-style-name="P3" draw:layer="layout" svg:width="2.813cm" svg:height="0.64cm" svg:x="8.747cm" svg:y="1.889cm">
          <draw:text-box>
            <text:p><text:span text:style-name="T2">Class Diagram</text:span></text:p>
          </draw:text-box>
        </draw:frame>
        <draw:custom-shape draw:style-name="gr12" draw:text-style-name="P4" draw:layer="layout" svg:width="2.921cm" svg:height="0.635cm" svg:x="1.889cm" svg:y="3.916cm">
          <text:p text:style-name="P1"><text:span text:style-name="T2">Runnable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628cm" svg:height="0.64cm" svg:x="2.547cm" svg:y="3.281cm">
          <draw:text-box>
            <text:p><text:span text:style-name="T2">Utilities</text:span></text:p>
          </draw:text-box>
        </draw:frame>
        <draw:custom-shape draw:style-name="gr12" draw:text-style-name="P4" draw:layer="layout" svg:width="2.921cm" svg:height="0.635cm" svg:x="1.889cm" svg:y="5.44cm">
          <text:p text:style-name="P1"><text:span text:style-name="T2">Fact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.889cm" svg:y="4.678cm">
          <text:p text:style-name="P1"><text:span text:style-name="T2">Single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.889cm" svg:y="6.202cm">
          <text:p text:style-name="P1"><text:span text:style-name="T2">Config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747cm" svg:height="0.64cm" svg:x="2.428cm" svg:y="7.218cm">
          <draw:text-box>
            <text:p><text:span text:style-name="T2">Logging</text:span></text:p>
          </draw:text-box>
        </draw:frame>
        <draw:custom-shape draw:style-name="gr12" draw:text-style-name="P4" draw:layer="layout" svg:width="2.921cm" svg:height="0.635cm" svg:x="1.889cm" svg:y="7.858cm">
          <text:p text:style-name="P1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2.921cm" svg:height="0.635cm" svg:x="1.889cm" svg:y="8.747cm">
          <text:p text:style-name="P1"><text:span text:style-name="T2">ILogRea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2.921cm" svg:height="0.635cm" svg:x="6.207cm" svg:y="9.636cm">
          <text:p text:style-name="P1"><text:span text:style-name="T2">FileRea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2.921cm" svg:height="0.635cm" svg:x="6.207cm" svg:y="8.747cm">
          <text:p text:style-name="P1"><text:span text:style-name="T2">ConsoleReactor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6.207cm" svg:y1="9.064cm" svg:x2="4.81cm" svg:y2="9.064cm" draw:start-shape="id13" draw:start-glue-point="3" draw:end-shape="id14" draw:end-glue-point="1" svg:d="M6207 9064h-1397">
          <text:p/>
        </draw:connector>
        <draw:connector draw:style-name="gr15" draw:text-style-name="P1" draw:layer="layout" svg:x1="6.207cm" svg:y1="9.953cm" svg:x2="3.349cm" svg:y2="9.382cm" draw:start-shape="id15" draw:start-glue-point="3" draw:end-shape="id14" draw:end-glue-point="2" svg:d="M6207 9953h-2858v-571">
          <text:p/>
        </draw:connector>
        <draw:frame draw:style-name="gr16" draw:text-style-name="P3" draw:layer="layout" svg:width="1.848cm" svg:height="0.64cm" svg:x="13.503cm" svg:y="3.281cm">
          <draw:text-box>
            <text:p><text:span text:style-name="T2">Services</text:span></text:p>
          </draw:text-box>
        </draw:frame>
        <draw:custom-shape draw:style-name="gr12" draw:text-style-name="P4" draw:layer="layout" svg:width="2.921cm" svg:height="0.635cm" svg:x="13.065cm" svg:y="3.921cm">
          <text:p text:style-name="P1"><text:span text:style-name="T2">TT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3.065cm" svg:y="4.81cm">
          <text:p text:style-name="P1"><text:span text:style-name="T2">ST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3.065cm" svg:y="5.699cm">
          <text:p text:style-name="P1"><text:span text:style-name="T2">Trans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3.065cm" svg:y="6.588cm">
          <text:p text:style-name="P1"><text:span text:style-name="T2">QA</text:span>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301cm" svg:height="0.64cm" svg:x="2.27cm" svg:y="11.155cm">
          <draw:text-box>
            <text:p><text:span text:style-name="T2">Unity Editor</text:span></text:p>
          </draw:text-box>
        </draw:frame>
        <draw:custom-shape draw:style-name="gr12" draw:text-style-name="P4" draw:layer="layout" svg:width="2.921cm" svg:height="0.635cm" svg:x="1.889cm" svg:y="11.795cm">
          <text:p text:style-name="P1"><text:span text:style-name="T2">ConfigEdi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.889cm" svg:y="12.684cm">
          <text:p text:style-name="P1"><text:span text:style-name="T2">RegisterSDK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0.635cm" svg:x="1.889cm" svg:y="13.573cm">
          <text:p text:style-name="P1"><text:span text:style-name="T2">ReportBu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2.921cm" svg:height="0.635cm" svg:x="13.7cm" svg:y="7.731cm"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" draw:id="id18" draw:layer="layout" svg:width="2.921cm" svg:height="0.635cm" svg:x="13.7cm" svg:y="9.509cm">
          <text:p text:style-name="P1"><text:span text:style-name="T2">WSConne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layout" svg:width="2.921cm" svg:height="0.635cm" svg:x="13.7cm" svg:y="8.62cm">
          <text:p text:style-name="P1"><text:span text:style-name="T2">RESTConnec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621cm" svg:y1="8.937cm" svg:x2="16.621cm" svg:y2="8.048cm" draw:start-shape="id16" draw:start-glue-point="1" draw:end-shape="id17" draw:end-glue-point="1" svg:d="M16621 8937h500v-889h-500">
          <text:p/>
        </draw:connector>
        <draw:connector draw:style-name="gr15" draw:text-style-name="P1" draw:layer="layout" svg:x1="16.621cm" svg:y1="9.826cm" svg:x2="16.621cm" svg:y2="8.048cm" draw:start-shape="id18" draw:start-glue-point="1" draw:end-shape="id17" draw:end-glue-point="1" svg:d="M16621 9826h500v-1778h-500">
          <text:p/>
        </draw:connector>
        <draw:custom-shape draw:style-name="gr12" draw:text-style-name="P4" draw:layer="layout" svg:width="2.921cm" svg:height="0.635cm" svg:x="5.064cm" svg:y="11.795cm">
          <text:p text:style-name="P1"><text:span text:style-name="T2">UpdateSDK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layer="layout" svg:width="5.722cm" svg:height="0.963cm" svg:x="7.47cm" svg:y="1.002cm">
          <draw:text-box>
            <text:p text:style-name="P1">Watson Unity SDK</text:p>
          </draw:text-box>
        </draw:frame>
        <draw:frame draw:style-name="gr18" draw:text-style-name="P3" draw:layer="layout" svg:width="3.423cm" svg:height="0.64cm" svg:x="8.651cm" svg:y="1.889cm">
          <draw:text-box>
            <text:p><text:span text:style-name="T2">Directory Structure</text:span></text:p>
          </draw:text-box>
        </draw:frame>
        <draw:rect draw:style-name="gr4" draw:text-style-name="P4" xml:id="id19" draw:id="id19" draw:layer="layout" svg:width="3.937cm" svg:height="0.635cm" svg:x="4.181cm" svg:y="3.011cm">
          <text:p text:style-name="P1"><text:span text:style-name="T2">Assets/Plugins/Watson/</text:span></text:p>
        </draw:rect>
        <draw:rect draw:style-name="gr4" draw:text-style-name="P4" xml:id="id20" draw:id="id20" draw:layer="layout" svg:width="2.921cm" svg:height="0.635cm" svg:x="8.753cm" svg:y="3.011cm">
          <text:p text:style-name="P1"><text:span text:style-name="T2">Art/</text:span></text:p>
          <text:p text:style-name="P1"><text:span text:style-name="T5">Models &amp; Textures</text:span></text:p>
        </draw:rect>
        <draw:rect draw:style-name="gr4" draw:text-style-name="P4" draw:layer="layout" svg:width="2.921cm" svg:height="0.635cm" svg:x="8.753cm" svg:y="3.773cm">
          <text:p text:style-name="P1"><text:span text:style-name="T2">Docs/</text:span></text:p>
          <text:p text:style-name="P1"><text:span text:style-name="T5">Documentation</text:span></text:p>
        </draw:rect>
        <draw:rect draw:style-name="gr4" draw:text-style-name="P4" draw:layer="layout" svg:width="2.921cm" svg:height="0.635cm" svg:x="8.753cm" svg:y="4.535cm">
          <text:p text:style-name="P1"><text:span text:style-name="T2">Editor/</text:span></text:p>
          <text:p text:style-name="P1"><text:span text:style-name="T5">Unity Editor classes</text:span></text:p>
        </draw:rect>
        <draw:rect draw:style-name="gr4" draw:text-style-name="P4" draw:layer="layout" svg:width="2.921cm" svg:height="0.635cm" svg:x="8.753cm" svg:y="6.059cm">
          <text:p text:style-name="P1"><text:span text:style-name="T2">Logging/</text:span></text:p>
          <text:p text:style-name="P1"><text:span text:style-name="T5">Logging classes</text:span></text:p>
        </draw:rect>
        <draw:rect draw:style-name="gr4" draw:text-style-name="P4" draw:layer="layout" svg:width="2.921cm" svg:height="0.635cm" svg:x="8.753cm" svg:y="6.821cm">
          <text:p text:style-name="P1"><text:span text:style-name="T2">Prefabs/</text:span></text:p>
          <text:p text:style-name="P1"><text:span text:style-name="T5">Unity Prefab Objects</text:span></text:p>
        </draw:rect>
        <draw:rect draw:style-name="gr4" draw:text-style-name="P4" draw:layer="layout" svg:width="2.921cm" svg:height="0.635cm" svg:x="8.747cm" svg:y="8.366cm">
          <text:p text:style-name="P1"><text:span text:style-name="T2">Scenes/</text:span></text:p>
          <text:p text:style-name="P1"><text:span text:style-name="T5">Unity Scenes</text:span></text:p>
        </draw:rect>
        <draw:rect draw:style-name="gr4" draw:text-style-name="P4" xml:id="id21" draw:id="id21" draw:layer="layout" svg:width="2.921cm" svg:height="0.635cm" svg:x="8.747cm" svg:y="9.128cm">
          <text:p text:style-name="P1"><text:span text:style-name="T2">Services/</text:span></text:p>
          <text:p text:style-name="P1"><text:span text:style-name="T5">Service classes</text:span></text:p>
        </draw:rect>
        <draw:rect draw:style-name="gr4" draw:text-style-name="P4" xml:id="id22" draw:id="id22" draw:layer="layout" svg:width="2.921cm" svg:height="0.635cm" svg:x="11.922cm" svg:y="9.128cm">
          <text:p text:style-name="P1"><text:span text:style-name="T2">v1/</text:span></text:p>
          <text:p text:style-name="P1"><text:span text:style-name="T5">Version 1</text:span></text:p>
        </draw:rect>
        <draw:rect draw:style-name="gr4" draw:text-style-name="P4" draw:layer="layout" svg:width="2.921cm" svg:height="0.635cm" svg:x="8.753cm" svg:y="5.297cm">
          <text:p text:style-name="P1"><text:span text:style-name="T2">Examples/</text:span></text:p>
          <text:p text:style-name="P1"><text:span text:style-name="T5">SDK Examples</text:span></text:p>
        </draw:rect>
        <draw:rect draw:style-name="gr4" draw:text-style-name="P4" draw:layer="layout" svg:width="2.921cm" svg:height="0.635cm" svg:x="8.747cm" svg:y="9.89cm">
          <text:p text:style-name="P1"><text:span text:style-name="T2">Utilities/</text:span></text:p>
          <text:p text:style-name="P1"><text:span text:style-name="T5">Utility classes</text:span></text:p>
        </draw:rect>
        <draw:rect draw:style-name="gr4" draw:text-style-name="P4" draw:layer="layout" svg:width="2.921cm" svg:height="0.635cm" svg:x="8.747cm" svg:y="7.604cm">
          <text:p text:style-name="P1"><text:span text:style-name="T2">ThirdParty/</text:span></text:p>
          <text:p text:style-name="P1"><text:span text:style-name="T5">ThirdParty Source</text:span></text:p>
        </draw:rect>
        <draw:connector draw:style-name="gr1" draw:text-style-name="P1" draw:layer="layout" svg:x1="8.118cm" svg:y1="3.328cm" svg:x2="8.753cm" svg:y2="3.328cm" draw:start-shape="id19" draw:end-shape="id20" draw:end-glue-point="3" svg:d="M8118 3328h635">
          <text:p/>
        </draw:connector>
        <draw:connector draw:style-name="gr1" draw:text-style-name="P1" draw:layer="layout" svg:x1="11.668cm" svg:y1="9.445cm" svg:x2="11.922cm" svg:y2="9.445cm" draw:start-shape="id21" draw:start-glue-point="1" draw:end-shape="id22" draw:end-glue-point="3" svg:d="M11668 9445h254">
          <text:p/>
        </draw:connector>
      </draw:page>
      <draw:page draw:name="page4" draw:style-name="dp1" draw:master-page-name="Default">
        <draw:frame draw:style-name="gr19" draw:text-style-name="P3" draw:layer="layout" svg:width="2.568cm" svg:height="0.64cm" svg:x="8.747cm" svg:y="1.889cm">
          <draw:text-box>
            <text:p><text:span text:style-name="T2">Design Mode</text:span></text:p>
          </draw:text-box>
        </draw:frame>
        <draw:rect draw:style-name="gr1" draw:text-style-name="P1" draw:layer="layout" svg:width="18.796cm" svg:height="11.43cm" svg:x="1.254cm" svg:y="2.651cm">
          <text:p/>
        </draw:rect>
        <draw:rect draw:style-name="gr4" draw:text-style-name="P4" draw:layer="layout" svg:width="3.302cm" svg:height="10.795cm" svg:x="1.635cm" svg:y="3.032cm">
          <text:p text:style-name="P1"><text:span text:style-name="T2">Widgets</text:span></text:p>
        </draw:rect>
        <draw:rect draw:style-name="gr4" draw:text-style-name="P1" draw:layer="layout" svg:width="13.97cm" svg:height="10.668cm" svg:x="5.572cm" svg:y="3.032cm">
          <text:p text:style-name="P1">Graph</text:p>
        </draw:rect>
        <draw:frame draw:style-name="gr2" draw:layer="layout" svg:width="5.722cm" svg:height="0.963cm" svg:x="7.47cm" svg:y="1.001cm">
          <draw:text-box>
            <text:p text:style-name="P1">Watson Unity SDK</text:p>
          </draw:text-box>
        </draw:frame>
      </draw:page>
      <draw:page draw:name="page5" draw:style-name="dp1" draw:master-page-name="Default">
        <draw:rect draw:style-name="gr4" draw:text-style-name="P1" xml:id="id23" draw:id="id23" draw:layer="layout" svg:width="2.921cm" svg:height="2.159cm" svg:x="2.778cm" svg:y="3.413cm">
          <text:p text:style-name="P1">Mic</text:p>
        </draw:rect>
        <draw:rect draw:style-name="gr4" draw:text-style-name="P1" xml:id="id24" draw:id="id24" draw:layer="layout" svg:width="2.413cm" svg:height="2.159cm" svg:x="6.588cm" svg:y="3.413cm">
          <text:p text:style-name="P1">SST</text:p>
        </draw:rect>
        <draw:connector draw:style-name="gr15" draw:text-style-name="P1" draw:layer="layout" svg:x1="5.699cm" svg:y1="4.492cm" svg:x2="6.588cm" svg:y2="4.492cm" draw:start-shape="id23" draw:start-glue-point="1" draw:end-shape="id24" draw:end-glue-point="3" svg:d="M5699 4492h889">
          <text:p/>
        </draw:connector>
        <draw:rect draw:style-name="gr4" draw:text-style-name="P1" xml:id="id25" draw:id="id25" draw:layer="layout" svg:width="2.286cm" svg:height="2.159cm" svg:x="10.398cm" svg:y="5.699cm">
          <text:p text:style-name="P1">QA</text:p>
        </draw:rect>
        <draw:connector draw:style-name="gr15" draw:text-style-name="P1" draw:layer="layout" svg:x1="9.001cm" svg:y1="4.492cm" svg:x2="11.541cm" svg:y2="5.699cm" draw:start-shape="id24" draw:start-glue-point="1" draw:end-shape="id25" draw:end-glue-point="0" svg:d="M9001 4492h2540v1207">
          <text:p/>
        </draw:connector>
        <draw:rect draw:style-name="gr4" draw:text-style-name="P1" xml:id="id26" draw:id="id26" draw:layer="layout" svg:width="2.54cm" svg:height="2.159cm" svg:x="6.08cm" svg:y="9.001cm">
          <text:p text:style-name="P1">Avatar</text:p>
        </draw:rect>
        <draw:connector draw:style-name="gr15" draw:text-style-name="P7" draw:layer="layout" svg:x1="10.398cm" svg:y1="6.778cm" svg:x2="7.35cm" svg:y2="9.001cm" draw:start-shape="id25" draw:start-glue-point="3" draw:end-shape="id26" draw:end-glue-point="0" svg:d="M10398 6778h-3048v2223">
          <text:p/>
        </draw:connector>
        <draw:rect draw:style-name="gr4" draw:text-style-name="P1" xml:id="id27" draw:id="id27" draw:layer="layout" svg:width="2.286cm" svg:height="2.159cm" svg:x="10.398cm" svg:y="9.001cm">
          <text:p text:style-name="P1">TTS</text:p>
        </draw:rect>
        <draw:connector draw:style-name="gr15" draw:text-style-name="P4" draw:layer="layout" svg:x1="11.541cm" svg:y1="7.858cm" svg:x2="11.541cm" svg:y2="9.001cm" draw:start-shape="id25" draw:end-shape="id27" draw:end-glue-point="0" svg:d="M11541 7858v1143">
          <text:p/>
        </draw:connector>
        <draw:connector draw:style-name="gr15" draw:text-style-name="P1" draw:layer="layout" svg:x1="11.541cm" svg:y1="11.16cm" svg:x2="7.35cm" svg:y2="11.16cm" draw:start-shape="id27" draw:start-glue-point="2" draw:end-shape="id26" draw:end-glue-point="2" svg:d="M11541 11160v501h-4191v-501">
          <text:p/>
        </draw:connector>
        <draw:rect draw:style-name="gr4" draw:text-style-name="P1" xml:id="id28" draw:id="id28" draw:layer="layout" svg:width="2.286cm" svg:height="1.905cm" svg:x="15.859cm" svg:y="5.826cm">
          <text:p text:style-name="P1">Parse</text:p>
          <text:p text:style-name="P1">View</text:p>
        </draw:rect>
        <draw:connector draw:style-name="gr15" draw:text-style-name="P1" draw:layer="layout" svg:x1="12.684cm" svg:y1="6.778cm" svg:x2="15.859cm" svg:y2="6.778cm" draw:start-shape="id25" draw:start-glue-point="1" draw:end-shape="id28" svg:d="M12684 6778h3175">
          <text:p/>
        </draw:connector>
        <draw:frame draw:style-name="gr20" draw:text-style-name="P3" draw:layer="layout" svg:width="2.293cm" svg:height="0.64cm" svg:x="8.874cm" svg:y="1.884cm">
          <draw:text-box>
            <text:p><text:span text:style-name="T2">Xray Graph</text:span></text:p>
          </draw:text-box>
        </draw:frame>
        <draw:frame draw:style-name="gr2" draw:layer="layout" svg:width="5.722cm" svg:height="0.963cm" svg:x="7.47cm" svg:y="1.001cm">
          <draw:text-box>
            <text:p text:style-name="P1">Watson Unity SDK</text:p>
          </draw:text-box>
        </draw:frame>
      </draw:page>
      <draw:page draw:name="page6" draw:style-name="dp1" draw:master-page-name="Default">
        <draw:rect draw:style-name="gr4" draw:text-style-name="P1" xml:id="id29" draw:id="id29" draw:layer="layout" svg:width="2.54cm" svg:height="1.778cm" svg:x="4.683cm" svg:y="5.064cm">
          <text:p text:style-name="P1">Robot</text:p>
        </draw:rect>
        <draw:rect draw:style-name="gr4" draw:text-style-name="P1" xml:id="id30" draw:id="id30" draw:layer="layout" svg:width="2.54cm" svg:height="1.778cm" svg:x="7.604cm" svg:y="8.493cm">
          <text:p text:style-name="P1">SST</text:p>
        </draw:rect>
        <draw:rect draw:style-name="gr4" draw:text-style-name="P1" xml:id="id31" draw:id="id31" draw:layer="layout" svg:width="2.54cm" svg:height="1.778cm" svg:x="11.287cm" svg:y="8.493cm">
          <text:p text:style-name="P1">QA</text:p>
        </draw:rect>
        <draw:rect draw:style-name="gr4" draw:text-style-name="P1" xml:id="id32" draw:id="id32" draw:layer="layout" svg:width="2.54cm" svg:height="2.032cm" svg:x="11.287cm" svg:y="4.937cm">
          <text:p text:style-name="P1">TTS</text:p>
        </draw:rect>
        <draw:rect draw:style-name="gr4" draw:text-style-name="P1" xml:id="id33" draw:id="id33" draw:layer="layout" svg:width="2.54cm" svg:height="2.032cm" svg:x="16.367cm" svg:y="4.937cm">
          <text:p text:style-name="P1">Actuator</text:p>
        </draw:rect>
        <draw:connector draw:style-name="gr15" draw:text-style-name="P1" draw:layer="layout" svg:x1="5.953cm" svg:y1="6.842cm" svg:x2="7.604cm" svg:y2="9.382cm" draw:start-shape="id29" draw:start-glue-point="2" draw:end-shape="id30" draw:end-glue-point="3" svg:d="M5953 6842v2540h1651">
          <text:p/>
        </draw:connector>
        <draw:connector draw:style-name="gr15" draw:text-style-name="P1" draw:layer="layout" svg:x1="10.144cm" svg:y1="9.382cm" svg:x2="11.287cm" svg:y2="9.382cm" draw:start-shape="id30" draw:start-glue-point="1" draw:end-shape="id31" draw:end-glue-point="3" svg:d="M10144 9382h1143">
          <text:p/>
        </draw:connector>
        <draw:connector draw:style-name="gr15" draw:text-style-name="P1" draw:layer="layout" svg:x1="12.557cm" svg:y1="8.493cm" svg:x2="12.557cm" svg:y2="6.969cm" draw:start-shape="id31" draw:start-glue-point="0" draw:end-shape="id32" svg:d="M12557 8493v-1524">
          <text:p/>
        </draw:connector>
        <draw:connector draw:name="Command" draw:style-name="gr15" draw:text-style-name="P1" draw:layer="layout" svg:x1="13.827cm" svg:y1="9.382cm" svg:x2="17.637cm" svg:y2="6.969cm" draw:start-shape="id31" draw:start-glue-point="1" draw:end-shape="id33" draw:end-glue-point="2" svg:d="M13827 9382h3810v-2413">
          <svg:title>Command Output</svg:title>
          <text:p/>
        </draw:connector>
        <draw:connector draw:style-name="gr15" draw:text-style-name="P1" draw:layer="layout" svg:x1="17.637cm" svg:y1="4.937cm" svg:x2="5.953cm" svg:y2="5.064cm" draw:start-shape="id33" draw:start-glue-point="0" draw:end-shape="id29" draw:end-glue-point="0" svg:d="M17637 4937v-501h-11684v628">
          <text:p/>
        </draw:connector>
        <draw:connector draw:style-name="gr15" draw:text-style-name="P1" draw:layer="layout" svg:x1="11.287cm" svg:y1="5.953cm" svg:x2="7.223cm" svg:y2="5.953cm" draw:start-shape="id32" draw:start-glue-point="3" draw:end-shape="id29" draw:end-glue-point="1" svg:d="M11287 5953h-4064">
          <text:p/>
        </draw:connector>
        <draw:frame draw:style-name="gr2" draw:layer="layout" svg:width="5.722cm" svg:height="0.963cm" svg:x="7.47cm" svg:y="1.002cm">
          <draw:text-box>
            <text:p text:style-name="P1">Watson Unity SDK</text:p>
          </draw:text-box>
        </draw:frame>
        <draw:frame draw:style-name="gr21" draw:text-style-name="P3" draw:layer="layout" svg:width="2.513cm" svg:height="0.64cm" svg:x="8.875cm" svg:y="1.884cm">
          <draw:text-box>
            <text:p><text:span text:style-name="T2">Robot Graph</text:span></text:p>
          </draw:text-box>
        </draw:frame>
      </draw:page>
      <draw:page draw:name="page7" draw:style-name="dp1" draw:master-page-name="Default">
        <draw:frame draw:style-name="gr22" draw:text-style-name="P8" draw:layer="layout" svg:width="6.831cm" svg:height="0.963cm" svg:x="6.361cm" svg:y="1.053cm">
          <draw:text-box>
            <text:p text:style-name="P8">Dynamic NLC Training</text:p>
          </draw:text-box>
        </draw:frame>
        <draw:custom-shape draw:style-name="gr23" draw:text-style-name="P9" xml:id="id35" draw:id="id35" draw:layer="layout" svg:width="4.191cm" svg:height="2.667cm" svg:x="1.889cm" svg:y="4.81cm">
          <text:p text:style-name="P9">Confidence</text:p>
          <text:p text:style-name="P9">&gt; Min Confidenc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3" draw:text-style-name="P9" xml:id="id34" draw:id="id34" draw:layer="layout" svg:width="4.445cm" svg:height="1.016cm" svg:x="1.762cm" svg:y="2.524cm">
          <text:p text:style-name="P9"><text:span text:style-name="T6">Classify Text Input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onnector draw:style-name="gr15" draw:text-style-name="P10" draw:layer="layout" svg:x1="3.985cm" svg:y1="3.54cm" svg:x2="3.985cm" svg:y2="4.81cm" draw:start-shape="id34" draw:start-glue-point="6" draw:end-shape="id35" draw:end-glue-point="4" svg:d="M3985 3540v1270">
          <text:p/>
        </draw:connector>
        <draw:connector draw:style-name="gr4" draw:text-style-name="P10" draw:layer="layout" svg:x1="3.985cm" svg:y1="7.477cm" svg:x2="3.985cm" svg:y2="9.382cm" draw:start-shape="id35" draw:start-glue-point="6" draw:end-shape="id36" draw:end-glue-point="4" svg:d="M3985 7477v1905">
          <text:p text:style-name="P10">Yes</text:p>
        </draw:connector>
        <draw:connector draw:style-name="gr24" draw:text-style-name="P10" draw:layer="layout" svg:x1="6.08cm" svg:y1="6.144cm" svg:x2="7.477cm" svg:y2="6.525cm" draw:start-shape="id35" draw:start-glue-point="7" draw:end-shape="id37" draw:end-glue-point="5" svg:d="M6080 6144h699v381h698">
          <text:p text:style-name="P10">No</text:p>
        </draw:connector>
        <draw:custom-shape draw:style-name="gr23" draw:text-style-name="P5" xml:id="id36" draw:id="id36" draw:layer="layout" svg:width="3.937cm" svg:height="0.635cm" svg:x="2.016cm" svg:y="9.382cm">
          <text:p text:style-name="P5"><text:span text:style-name="T3">Execute Ev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xml:id="id37" draw:id="id37" draw:layer="layout" svg:width="4.064cm" svg:height="0.635cm" svg:x="7.477cm" svg:y="6.207cm">
          <text:p text:style-name="P5"><text:span text:style-name="T3">Classify Failure Ev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xml:id="id38" draw:id="id38" draw:layer="layout" svg:width="4.064cm" svg:height="0.635cm" svg:x="7.477cm" svg:y="7.35cm">
          <text:p text:style-name="P5"><text:span text:style-name="T3">Queue Failur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svg:x1="9.509cm" svg:y1="6.842cm" svg:x2="9.509cm" svg:y2="7.35cm" draw:start-shape="id37" draw:start-glue-point="6" draw:end-shape="id38" draw:end-glue-point="4" svg:d="M9509 6842v508">
          <text:p/>
        </draw:connector>
        <draw:connector draw:style-name="gr15" draw:text-style-name="P1" draw:layer="layout" svg:x1="11.541cm" svg:y1="7.668cm" svg:x2="3.985cm" svg:y2="2.524cm" draw:start-shape="id38" draw:start-glue-point="7" draw:end-shape="id34" draw:end-glue-point="4" svg:d="M11541 7668h502v-5645h-8058v501">
          <text:p/>
        </draw:connector>
        <draw:custom-shape draw:style-name="gr23" draw:text-style-name="P5" xml:id="id39" draw:id="id39" draw:layer="layout" svg:width="3.683cm" svg:height="2.032cm" svg:x="2.143cm" svg:y="10.525cm">
          <text:p text:style-name="P5"><text:span text:style-name="T3">Queued Failure Dat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svg:x1="3.985cm" svg:y1="10.017cm" svg:x2="3.984cm" svg:y2="10.525cm" draw:start-shape="id36" draw:start-glue-point="6" draw:end-shape="id39" draw:end-glue-point="4" svg:d="M3985 10017v254h-1v254">
          <text:p/>
        </draw:connector>
        <draw:rect draw:style-name="gr4" draw:text-style-name="P5" xml:id="id40" draw:id="id40" draw:layer="layout" svg:width="4.064cm" svg:height="0.635cm" svg:x="7.477cm" svg:y="9.255cm">
          <text:p text:style-name="P1"><text:span text:style-name="T3">Train NLC</text:span></text:p>
        </draw:rect>
        <draw:connector draw:style-name="gr4" draw:text-style-name="P5" draw:layer="layout" svg:x1="5.826cm" svg:y1="11.541cm" svg:x2="7.477cm" svg:y2="9.572cm" draw:start-shape="id39" draw:start-glue-point="7" draw:end-shape="id40" draw:end-glue-point="3" svg:d="M5826 11541h825v-1969h826">
          <text:p text:style-name="P1"><text:span text:style-name="T3">Yes</text:span></text:p>
        </draw:connector>
        <draw:connector draw:style-name="gr1" draw:text-style-name="P1" draw:layer="layout" svg:x1="3.984cm" svg:y1="12.557cm" svg:x2="3.985cm" svg:y2="2.524cm" draw:start-shape="id39" draw:start-glue-point="6" draw:end-shape="id34" draw:end-glue-point="4" svg:d="M3984 12557v502h-2724v-11036h2725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78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Lyle</meta:initial-creator>
    <meta:creation-date>2015-09-29T12:27:34.24</meta:creation-date>
    <dc:date>2015-11-20T13:21:18.68</dc:date>
    <dc:creator>RIchard Lyle</dc:creator>
    <meta:editing-duration>P1DT14H8M50S</meta:editing-duration>
    <meta:editing-cycles>19</meta:editing-cycles>
    <meta:generator>OpenOffice/4.1.2$Win32 OpenOffice.org_project/412m3$Build-9782</meta:generator>
    <meta:document-statistic meta:object-count="126"/>
  </office:meta>
</office:document-meta>
</file>